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0.995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4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7" style:family="table-cell" style:parent-style-name="Default" style:data-style-name="N0">
      <style:table-cell-properties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6" style:family="table-cell" style:parent-style-name="Default" style:data-style-name="N112">
      <style:table-cell-properties fo:wrap-option="wrap" fo:border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fo:font-weight="normal" style:font-name-asian="ＭＳ Ｐゴシック1" style:font-size-asian="9pt" style:font-weight-asian="normal" style:font-name-complex="ＭＳ Ｐゴシック1" style:font-size-complex="9pt" style:font-weight-complex="normal"/>
    </style:style>
    <style:style style:name="ce14" style:family="table-cell" style:parent-style-name="Default" style:data-style-name="N112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9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style:text-align-source="value-type" style:repeat-content="false" fo:wrap-option="no-wrap" style:vertical-align="bottom"/>
      <style:paragraph-properties fo:margin-left="0c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0">
      <style:table-cell-properties fo:border="none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 style:parent-style-name="Default">
      <style:graphic-properties svg:stroke-color="#000000" draw:fill-color="#ffffff" draw:auto-grow-height="false" fo:min-height="0.815cm" fo:min-width="2.432cm" fo:wrap-option="no-wrap" loext:decorative="false"/>
    </style:style>
    <style:style style:name="gr2" style:family="graphic" style:parent-style-name="Default">
      <style:graphic-properties svg:stroke-color="#00000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svg:stroke-color="#000000" draw:textarea-horizontal-align="center" draw:textarea-vertical-align="middle" loext:decorative="false"/>
      <style:paragraph-properties fo:text-align="center"/>
    </style:style>
    <style:style style:name="gr4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336cm" fo:min-width="1.765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5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342cm" fo:min-width="1.074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6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468cm" fo:min-width="2.132cm" fo:padding-top="0.127cm" fo:padding-bottom="0.127cm" fo:padding-left="0.254cm" fo:padding-right="0.254cm" fo:wrap-option="wrap" style:writing-mode="lr-tb" loext:decorative="false"/>
      <style:paragraph-properties style:writing-mode="lr-tb" style:font-independent-line-spacing="false"/>
    </style:style>
    <style:style style:name="gr7" style:family="graphic" style:parent-style-name="Default">
      <style:graphic-properties draw:stroke="none" svg:stroke-width="0cm" svg:stroke-color="#000000" draw:marker-start-width="0.148cm" draw:marker-end-width="0.148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1.115cm" fo:min-width="2.227cm" fo:padding-top="0.11cm" fo:padding-bottom="0.11cm" fo:padding-left="0.237cm" fo:padding-right="0.237cm" fo:wrap-option="wrap" style:writing-mode="lr-tb" loext:decorative="fals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</style:style>
    <style:style style:name="gr8" style:family="graphic" style:parent-style-name="Default">
      <style:graphic-properties draw:stroke="solid" svg:stroke-width="0.018cm" svg:stroke-color="#000000" draw:marker-end="a87" svg:stroke-opacity="100%" draw:stroke-linejoin="miter" svg:stroke-linecap="butt" draw:fill="none" fo:padding-top="-0.008cm" fo:padding-bottom="-0.008cm" fo:padding-left="-0.008cm" fo:padding-right="-0.008cm" loext:decorative="false"/>
    </style:style>
    <style:style style:name="gr9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1.16cm" fo:min-width="2.906cm" fo:padding-top="0.127cm" fo:padding-bottom="0.127cm" fo:padding-left="0.254cm" fo:padding-right="0.254cm" fo:wrap-option="wrap" style:writing-mode="lr-tb" loext:decorative="false"/>
      <style:paragraph-properties fo:text-align="justify" style:font-independent-line-spacing="false"/>
    </style:style>
    <style:style style:name="gr10" style:family="graphic" style:parent-style-name="Default">
      <style:graphic-properties svg:stroke-color="#000000" draw:marker-end="Triangle" draw:fill-color="#000000" draw:textarea-horizontal-align="center" draw:textarea-vertical-align="middle" loext:decorative="false"/>
      <style:paragraph-properties fo:text-align="center"/>
    </style:style>
    <style:style style:name="gr11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996cm" fo:min-width="1.492cm" fo:padding-top="0.127cm" fo:padding-bottom="0.127cm" fo:padding-left="0.254cm" fo:padding-right="0.254cm" fo:wrap-option="no-wrap" style:writing-mode="lr-tb" loext:decorative="false"/>
      <style:paragraph-properties fo:text-align="center" style:font-independent-line-spacing="false"/>
      <style:text-properties fo:font-size="13pt"/>
    </style:style>
    <style:style style:name="gr12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2.246cm" fo:min-width="3.49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</style:style>
    <style:style style:name="gr13" style:family="graphic" style:parent-style-name="Default">
      <style:graphic-properties svg:stroke-color="#000000" draw:marker-end="線の終点_20_2" draw:fill="none" draw:textarea-horizontal-align="center" draw:textarea-vertical-align="middle" loext:decorative="false"/>
      <style:paragraph-properties fo:text-align="center"/>
    </style:style>
    <style:style style:name="gr14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2.246cm" fo:min-width="3.468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</style:style>
    <style:style style:name="gr15" style:family="graphic" style:parent-style-name="Default">
      <style:graphic-properties svg:stroke-color="#000000" draw:fill-color="#ffffff" draw:textarea-vertical-align="middle" draw:auto-grow-height="false" fo:min-height="0.816cm" fo:min-width="3.816cm" fo:wrap-option="no-wrap" style:writing-mode="lr-tb" loext:decorative="false"/>
      <style:paragraph-properties fo:text-align="center"/>
    </style:style>
    <style:style style:name="gr16" style:family="graphic" style:parent-style-name="Default">
      <style:graphic-properties svg:stroke-color="#000000" draw:fill-color="#ffffff" draw:textarea-vertical-align="middle" draw:auto-grow-height="false" fo:min-height="0.868cm" fo:min-width="3.804cm" fo:wrap-option="no-wrap" style:writing-mode="lr-tb" loext:decorative="false"/>
      <style:paragraph-properties fo:text-align="center"/>
    </style:style>
    <style:style style:name="gr17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25cm" fo:min-width="2.75cm" fo:padding-top="0cm" fo:padding-bottom="0cm" fo:padding-left="0cm" fo:padding-right="0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fo:text-align="center" style:font-independent-line-spacing="false"/>
      <style:text-properties fo:font-size="13pt"/>
    </style:style>
    <style:style style:name="gr18" style:family="graphic" style:parent-style-name="Default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1.25cm" fo:min-width="2.75cm" fo:padding-top="0cm" fo:padding-bottom="0cm" fo:padding-left="0cm" fo:padding-right="0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fo:text-align="center" style:font-independent-line-spacing="false"/>
      <style:text-properties fo:font-size="13pt"/>
    </style:style>
    <style:style style:name="gr19" style:family="graphic" style:parent-style-name="Default">
      <style:graphic-properties draw:stroke="solid" svg:stroke-width="0.04cm" svg:stroke-color="#000000" draw:marker-start-width="0.23cm" draw:marker-end="a87" draw:marker-end-width="0.23cm" svg:stroke-opacity="100%" draw:stroke-linejoin="miter" svg:stroke-linecap="butt" draw:fill="none" fo:padding-top="0.003cm" fo:padding-bottom="0.003cm" fo:padding-left="0.003cm" fo:padding-right="0.003cm" loext:decorative="false"/>
    </style:style>
    <style:style style:name="gr20" style:family="graphic" style:parent-style-name="Default">
      <style:graphic-properties svg:stroke-color="#000000" draw:fill-color="#ffffff" draw:textarea-horizontal-align="justify" draw:textarea-vertical-align="middle" draw:auto-grow-height="false" fo:min-height="1.32cm" fo:min-width="2.501cm" style:writing-mode="lr-tb" loext:decorative="false"/>
      <style:paragraph-properties fo:text-align="center"/>
      <style:text-properties style:font-family-asian="游ゴシック" style:font-family-generic-asian="modern" style:font-pitch-asian="variable"/>
    </style:style>
    <style:style style:name="gr21" style:family="graphic" style:parent-style-name="Default">
      <style:graphic-properties svg:stroke-color="#000000" draw:marker-start="線の終点_20_2" draw:marker-end="線の終点_20_2" draw:fill="none" draw:textarea-horizontal-align="center" draw:textarea-vertical-align="middle" loext:decorative="false"/>
      <style:paragraph-properties fo:text-align="center"/>
    </style:style>
    <style:style style:name="gr22" style:family="graphic" style:parent-style-name="Default">
      <style:graphic-properties svg:stroke-color="#000000" draw:fill="none" draw:textarea-horizontal-align="center" draw:textarea-vertical-align="middle" loext:decorative="false"/>
      <style:paragraph-properties fo:text-align="center"/>
    </style:style>
    <style:style style:name="gr23" style:family="graphic" style:parent-style-name="Default">
      <style:graphic-properties svg:stroke-color="#000000" draw:marker-end="線の終点_20_2"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P5" style:family="paragraph">
      <loext:graphic-properties draw:fill="none"/>
    </style:style>
    <style:style style:name="P6" style:family="paragraph">
      <style:paragraph-properties fo:text-align="justify"/>
    </style:style>
    <style:style style:name="P7" style:family="paragraph">
      <loext:graphic-properties draw:fill="solid" draw:fill-color="#ffffff" draw:opacity="100%"/>
      <style:paragraph-properties fo:text-align="justify" style:writing-mode="lr-tb" style:font-independent-line-spacing="false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3pt"/>
    </style:style>
    <style:style style:name="P10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ff"/>
      <style:paragraph-properties fo:text-align="center" style:writing-mode="lr-tb"/>
      <style:text-properties style:font-family-asian="游ゴシック" style:font-family-generic-asian="modern" style:font-pitch-asian="variable"/>
    </style:style>
    <style:style style:name="T1" style:family="text">
      <style:text-properties fo:font-size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1pt" style:font-size-complex="11pt"/>
    </style:style>
    <style:style style:name="T4" style:family="text">
      <style:text-properties style:font-family-asian="游ゴシック" style:font-family-generic-asian="modern" style:font-pitch-asian="variab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更新履歴" table:style-name="ta1"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5" table:default-cell-style-name="ce3"/>
        <table:table-column table:style-name="co4" table:number-columns-repeated="1004" table:default-cell-style-name="ce3"/>
        <table:table-row table:style-name="ro1">
          <table:table-cell table:style-name="ce34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7" office:value-type="string" calcext:value-type="string" table:number-columns-spanned="3" table:number-rows-spanned="2">
            <text:p>B-FORME 〇〇工場開発システム</text:p>
          </table:table-cell>
          <table:covered-table-cell table:number-columns-repeated="2"/>
          <table:table-cell table:style-name="ce34" office:value-type="string" calcext:value-type="string" table:number-columns-spanned="2" table:number-rows-spanned="2">
            <text:p>機能名</text:p>
          </table:table-cell>
          <table:covered-table-cell/>
          <table:table-cell table:style-name="ce42" office:value-type="string" calcext:value-type="string" table:number-columns-spanned="3" table:number-rows-spanned="2">
            <text:p>ユーザー情報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作成日</text:p>
          </table:table-cell>
          <table:covered-table-cell/>
          <table:table-cell table:style-name="ce19" table:formula="of:=[.B5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14"/>
          <table:table-cell table:number-columns-repeated="1009"/>
        </table:table-row>
        <table:table-row table:style-name="ro1">
          <table:covered-table-cell table:number-columns-repeated="10"/>
          <table:table-cell table:style-name="ce43" office:value-type="string" calcext:value-type="string" table:number-columns-spanned="2" table:number-rows-spanned="1">
            <text:p>更新日</text:p>
          </table:table-cell>
          <table:covered-table-cell/>
          <table:table-cell table:style-name="ce19" table:formula="of:=MAX([.B5:.B23])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 table:number-columns-spanned="2" table:number-rows-spanned="1">
            <text:p>年月日</text:p>
          </table:table-cell>
          <table:covered-table-cell/>
          <table:table-cell table:style-name="ce4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4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6" table:number-columns-spanned="2" table:number-rows-spanned="1"/>
          <table:covered-table-cell table:style-name="ce14"/>
          <table:table-cell table:style-name="ce40" office:value-type="string" calcext:value-type="string">
            <text:p>新規作成</text:p>
          </table:table-cell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6" calcext:value-type="float">
            <text:p>6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7" calcext:value-type="float">
            <text:p>7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8" calcext:value-type="float">
            <text:p>8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9" calcext:value-type="float">
            <text:p>9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0" calcext:value-type="float">
            <text:p>10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1" calcext:value-type="float">
            <text:p>11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5" calcext:value-type="float">
            <text:p>15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6" calcext:value-type="float">
            <text:p>16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7" calcext:value-type="float">
            <text:p>17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style-name="ce37" office:value-type="float" office:value="19" calcext:value-type="float">
            <text:p>19</text:p>
          </table:table-cell>
          <table:table-cell table:style-name="ce6" table:number-columns-spanned="2" table:number-rows-spanned="1"/>
          <table:covered-table-cell table:style-name="ce14"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フローチャート図" table:style-name="ta1">
        <table:shapes>
          <draw:custom-shape draw:z-index="5" draw:name="シェイプ 1" draw:style-name="gr1" draw:text-style-name="P1" svg:width="2.616cm" svg:height="0.999cm" svg:x="36.697cm" svg:y="3.07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22" draw:name="線 2" draw:style-name="gr2" draw:text-style-name="P2" svg:x1="5.5cm" svg:y1="17.08cm" svg:x2="25.516cm" svg:y2="17.09cm">
            <text:p/>
          </draw:line>
          <draw:line draw:z-index="51" draw:name="線 1" draw:style-name="gr3" draw:text-style-name="P2" svg:x1="5.693cm" svg:y1="47.582cm" svg:x2="5.565cm" svg:y2="19.039cm">
            <text:p/>
          </draw:line>
          <draw:line draw:z-index="53" draw:name="垂直線 17" draw:style-name="gr3" draw:text-style-name="P2" svg:x1="27.439cm" svg:y1="35.718cm" svg:x2="27.388cm" svg:y2="30.261cm">
            <text:p/>
          </draw:line>
          <draw:line draw:z-index="54" draw:name="垂直線 12" draw:style-name="gr3" draw:text-style-name="P2" svg:x1="29.927cm" svg:y1="17.936cm" svg:x2="29.927cm" svg:y2="22.394cm">
            <text:p/>
          </draw:line>
          <draw:line draw:z-index="56" draw:name="線 3" draw:style-name="gr3" draw:text-style-name="P2" svg:x1="5.717cm" svg:y1="47.555cm" svg:x2="31.312cm" svg:y2="47.531cm">
            <text:p/>
          </draw:line>
          <draw:line draw:z-index="57" draw:name="垂直線 18" draw:style-name="gr3" draw:text-style-name="P2" svg:x1="31.26cm" svg:y1="26.956cm" svg:x2="31.26cm" svg:y2="47.531cm">
            <text:p/>
          </draw:line>
          <draw:line draw:z-index="59" draw:name="線 4" draw:style-name="gr3" draw:text-style-name="P2" svg:x1="27.516cm" svg:y1="46.659cm" svg:x2="27.542cm" svg:y2="47.504cm">
            <text:p/>
          </draw:line>
        </table:shapes>
        <table:table-column table:style-name="co6" table:number-columns-repeated="3" table:default-cell-style-name="Default"/>
        <table:table-column table:style-name="co6" table:number-columns-repeated="46" table:default-cell-style-name="ce1"/>
        <table:table-column table:style-name="co7" table:number-columns-repeated="975" table:default-cell-style-name="ce1"/>
        <table:table-row table:style-name="ro2">
          <table:table-cell table:number-columns-repeated="33"/>
          <table:table-cell table:style-name="ce8" office:value-type="string" calcext:value-type="string">
            <text:p>凡例</text:p>
          </table:table-cell>
          <table:table-cell table:style-name="ce9" table:number-columns-repeated="9"/>
          <table:table-cell table:style-name="ce9">
            <draw:custom-shape draw:z-index="3" draw:name="四角形: 角を丸くする 4" draw:style-name="gr4" draw:text-style-name="P3" svg:width="2.515cm" svg:height="0.832cm" svg:x="0.585cm" svg:y="0.297cm">
              <text:p/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9" table:number-columns-repeated="2"/>
          <table:table-cell table:style-name="ce10"/>
          <table:table-cell table:number-columns-repeated="977"/>
        </table:table-row>
        <table:table-row table:style-name="ro2">
          <table:table-cell table:number-columns-repeated="33"/>
          <table:table-cell table:style-name="ce11"/>
          <table:table-cell office:value-type="string" calcext:value-type="string">
            <text:p>ループ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77"/>
        </table:table-row>
        <table:table-row table:style-name="ro2">
          <table:table-cell table:number-columns-repeated="9"/>
          <table:table-cell table:style-name="Default"/>
          <table:table-cell table:number-columns-repeated="23"/>
          <table:table-cell table:style-name="ce11"/>
          <table:table-cell table:style-name="Default"/>
          <table:table-cell table:number-columns-repeated="4"/>
          <table:table-cell>
            <draw:custom-shape draw:z-index="1" draw:name="フローチャート: 手作業 3" draw:style-name="gr5" draw:text-style-name="P3" svg:width="2.636cm" svg:height="0.595cm" draw:transform="rotate (-3.14159265358979) translate (0.312cm 0.043cm)">
              <text:p/>
              <draw:enhanced-geometry svg:viewBox="0 0 5 5" draw:mirror-horizontal="false" draw:mirror-vertical="false" draw:text-areas="?f16 ?f18 ?f17 ?f19" draw:glue-points="?f13 ?f14 ?f15 ?f14" draw:type="non-primitive" draw:enhanced-path="M 0 0 L 5 0 4 5 1 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5"/>
                <draw:equation draw:name="f7" draw:formula="?f2 + ?f5"/>
                <draw:equation draw:name="f8" draw:formula="?f1 - ?f0"/>
                <draw:equation draw:name="f9" draw:formula="?f8 / 5"/>
                <draw:equation draw:name="f10" draw:formula="?f8 / 10"/>
                <draw:equation draw:name="f11" draw:formula="?f8 * 4 / 5"/>
                <draw:equation draw:name="f12" draw:formula="?f8 * 9 / 10"/>
                <draw:equation draw:name="f13" draw:formula="?f10 / ?f9"/>
                <draw:equation draw:name="f14" draw:formula="?f7 / ?f6"/>
                <draw:equation draw:name="f15" draw:formula="?f12 / ?f9"/>
                <draw:equation draw:name="f16" draw:formula="?f9 / ?f9"/>
                <draw:equation draw:name="f17" draw:formula="?f11 / ?f9"/>
                <draw:equation draw:name="f18" draw:formula="?f2 / ?f6"/>
                <draw:equation draw:name="f19" draw:formula="?f3 / ?f6"/>
              </draw:enhanced-geometry>
            </draw:custom-shape>
          </table:table-cell>
          <table:table-cell table:style-name="Default"/>
          <table:table-cell table:number-columns-repeated="5"/>
          <table:table-cell table:style-name="ce13"/>
          <table:table-cell table:number-columns-repeated="977"/>
        </table:table-row>
        <table:table-row table:style-name="ro2">
          <table:table-cell table:number-columns-repeated="33"/>
          <table:table-cell table:style-name="ce11"/>
          <table:table-cell table:number-columns-repeated="2"/>
          <table:table-cell>
            <draw:custom-shape draw:z-index="2" draw:name="正方形/長方形 12" draw:style-name="gr6" draw:text-style-name="P3" svg:width="2.64cm" svg:height="0.722cm" svg:x="0.672cm" svg:y="0.193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"/>
          <table:table-cell table:style-name="ce13"/>
          <table:table-cell table:number-columns-repeated="977"/>
        </table:table-row>
        <table:table-row table:style-name="ro2">
          <table:table-cell table:number-columns-repeated="33"/>
          <table:table-cell table:style-name="ce11"/>
          <table:table-cell table:style-name="Default" office:value-type="string" calcext:value-type="string">
            <text:p>処理名：</text:p>
          </table:table-cell>
          <table:table-cell table:number-columns-repeated="5"/>
          <table:table-cell office:value-type="string" calcext:value-type="string">
            <text:p>条件：</text:p>
          </table:table-cell>
          <table:table-cell table:number-columns-repeated="5"/>
          <table:table-cell table:style-name="ce13"/>
          <table:table-cell table:number-columns-repeated="977"/>
        </table:table-row>
        <table:table-row table:style-name="ro2">
          <table:table-cell table:number-columns-repeated="33"/>
          <table:table-cell table:style-name="ce11"/>
          <table:table-cell table:number-columns-repeated="2"/>
          <table:table-cell>
            <draw:custom-shape draw:z-index="0" draw:name="正方形/長方形 19" draw:style-name="gr7" draw:text-style-name="P4" svg:width="2.701cm" svg:height="1.335cm" svg:x="0.794cm" svg:y="0.205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"/>
          <table:table-cell table:style-name="ce13"/>
          <table:table-cell table:number-columns-repeated="977"/>
        </table:table-row>
        <table:table-row table:style-name="ro2">
          <table:table-cell table:number-columns-repeated="33"/>
          <table:table-cell table:style-name="ce11"/>
          <table:table-cell table:style-name="Default" table:number-columns-repeated="12"/>
          <table:table-cell table:style-name="ce13"/>
          <table:table-cell table:number-columns-repeated="977"/>
        </table:table-row>
        <table:table-row table:style-name="ro2">
          <table:table-cell table:number-columns-repeated="33"/>
          <table:table-cell table:style-name="ce11"/>
          <table:table-cell table:style-name="ce31" office:value-type="string" calcext:value-type="string">
            <text:p>ボタン押下：</text:p>
          </table:table-cell>
          <table:table-cell table:style-name="ce31" table:number-columns-repeated="11"/>
          <table:table-cell table:style-name="ce13"/>
          <table:table-cell table:number-columns-repeated="977"/>
        </table:table-row>
        <table:table-row table:style-name="ro2">
          <table:table-cell table:number-columns-repeated="33"/>
          <table:table-cell table:style-name="ce28"/>
          <table:table-cell table:style-name="ce32" table:number-columns-repeated="12"/>
          <table:table-cell table:style-name="ce39"/>
          <table:table-cell table:number-columns-repeated="977"/>
        </table:table-row>
        <table:table-row table:style-name="ro2">
          <table:table-cell table:number-columns-repeated="33"/>
          <table:table-cell table:style-name="ce28"/>
          <table:table-cell table:style-name="ce32"/>
          <table:table-cell table:style-name="ce32">
            <draw:connector draw:z-index="4" draw:name="直線矢印コネクタ 12" draw:style-name="gr8" draw:text-style-name="P5" draw:type="line" svg:x1="1.671cm" svg:y1="0.665cm" svg:x2="4.186cm" svg:y2="0.665cm" svg:d="M36675 5047h2515" svg:viewBox="0 0 2516 1">
              <text:p/>
            </draw:connector>
          </table:table-cell>
          <table:table-cell table:style-name="ce32" table:number-columns-repeated="10"/>
          <table:table-cell table:style-name="ce39"/>
          <table:table-cell table:number-columns-repeated="977"/>
        </table:table-row>
        <table:table-row table:style-name="ro2">
          <table:table-cell table:number-columns-repeated="33"/>
          <table:table-cell table:style-name="ce28"/>
          <table:table-cell office:value-type="string" calcext:value-type="string">
            <text:p>処理の流れ：</text:p>
          </table:table-cell>
          <table:table-cell table:number-columns-repeated="5"/>
          <table:table-cell table:style-name="Default"/>
          <table:table-cell table:number-columns-repeated="5"/>
          <table:table-cell table:style-name="ce39"/>
          <table:table-cell table:number-columns-repeated="977"/>
        </table:table-row>
        <table:table-row table:style-name="ro2">
          <table:table-cell table:number-columns-repeated="10"/>
          <table:table-cell>
            <draw:custom-shape draw:z-index="6" draw:name="四角形: 角を丸くする 1" draw:style-name="gr9" draw:text-style-name="P7" svg:width="4cm" svg:height="2cm" svg:x="0.948cm" svg:y="0.156cm">
              <text:p text:style-name="P6">開始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2"/>
          <table:table-cell table:style-name="ce28"/>
          <table:table-cell table:style-name="ce32" table:number-columns-repeated="12"/>
          <table:table-cell table:style-name="ce39"/>
          <table:table-cell table:number-columns-repeated="977"/>
        </table:table-row>
        <table:table-row table:style-name="ro2">
          <table:table-cell table:number-columns-repeated="33"/>
          <table:table-cell table:style-name="ce29"/>
          <table:table-cell table:style-name="ce33" table:number-columns-repeated="12"/>
          <table:table-cell table:style-name="ce47"/>
          <table:table-cell table:number-columns-repeated="977"/>
        </table:table-row>
        <table:table-row table:style-name="ro2" table:number-rows-repeated="2">
          <table:table-cell table:number-columns-repeated="33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13"/>
          <table:table-cell>
            <draw:line draw:z-index="7" draw:name="垂直線 1" draw:style-name="gr10" draw:text-style-name="P8" svg:x1="-0.002cm" svg:y1="0.179cm" svg:x2="-0.002cm" svg:y2="2.697cm">
              <text:p/>
            </draw:line>
          </table:table-cell>
          <table:table-cell table:number-columns-repeated="3"/>
          <table:table-cell table:style-name="Default"/>
          <table:table-cell table:number-columns-repeated="15"/>
          <table:table-cell table:style-name="Default" table:number-columns-repeated="14"/>
          <table:table-cell table:number-columns-repeated="977"/>
        </table:table-row>
        <table:table-row table:style-name="ro2" table:number-rows-repeated="4">
          <table:table-cell table:number-columns-repeated="33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11"/>
          <table:table-cell>
            <draw:custom-shape draw:z-index="8" draw:name="フローチャート: 判断 1" draw:style-name="gr11" draw:text-style-name="P9" svg:width="4cm" svg:height="2.5cm" svg:x="-0.001cm" svg:y="0.263cm">
              <text:p text:style-name="P2"><text:span text:style-name="T1">操作権限</text:span></text:p>
              <text:p text:style-name="P2"><text:span text:style-name="T1">の有無</text:span></text:p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6"/>
          <table:table-cell>
            <draw:custom-shape draw:z-index="11" draw:name="正方形/長方形 1" draw:style-name="gr12" draw:text-style-name="P10" svg:width="4cm" svg:height="2.5cm" svg:x="0.498cm" svg:y="0.263cm">
              <text:p text:style-name="P2">フォーム・ボタン</text:p>
              <text:p text:style-name="P2">の無効化処理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05"/>
        </table:table-row>
        <table:table-row table:style-name="ro2">
          <table:table-cell table:number-columns-repeated="13"/>
          <table:table-cell>
            <draw:connector draw:z-index="10" draw:name="直線矢印コネクタ 2" draw:style-name="gr8" draw:text-style-name="P5" draw:type="line" svg:x1="1.998cm" svg:y1="1.026cm" svg:x2="5.498cm" svg:y2="1.026cm" svg:d="M15000 11250h3500" svg:viewBox="0 0 3501 1">
              <text:p/>
            </draw:connector>
          </table:table-cell>
          <table:table-cell table:number-columns-repeated="1010"/>
        </table:table-row>
        <table:table-row table:style-name="ro2">
          <table:table-cell table:number-columns-repeated="16"/>
          <table:table-cell office:value-type="string" calcext:value-type="string">
            <text:p>無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3"/>
          <table:table-cell>
            <draw:line draw:z-index="9" draw:name="垂直線 2" draw:style-name="gr10" draw:text-style-name="P8" svg:x1="-0.002cm" svg:y1="0.329cm" svg:x2="-0.002cm" svg:y2="1.329cm">
              <text:p/>
            </draw:line>
          </table:table-cell>
          <table:table-cell>
            <draw:polyline draw:z-index="60" draw:name="3点付きの多折線 14" draw:style-name="gr13" draw:text-style-name="P11" svg:width="1.74cm" svg:height="5.642cm" draw:transform="rotate (-1.5707963267949) translate (6.617cm 0.308cm)" svg:viewBox="0 0 1741 5643" draw:points="0,0 1741,0 1741,5643">
              <text:p/>
            </draw:polyline>
          </table:table-cell>
          <table:table-cell table:number-columns-repeated="1009"/>
        </table:table-row>
        <table:table-row table:style-name="ro2">
          <table:table-cell table:number-columns-repeated="13"/>
          <table:table-cell office:value-type="string" calcext:value-type="string">
            <text:p>有</text:p>
          </table:table-cell>
          <table:table-cell table:number-columns-repeated="1010"/>
        </table:table-row>
        <table:table-row table:style-name="ro2">
          <table:table-cell table:number-columns-repeated="11"/>
          <table:table-cell>
            <draw:custom-shape draw:z-index="12" draw:name="正方形/長方形 3" draw:style-name="gr14" draw:text-style-name="P10" svg:width="3.976cm" svg:height="2.5cm" svg:x="-0.001cm" svg:y="0.355cm">
              <text:p text:style-name="P2">初期表示画面</text:p>
              <text:p text:style-name="P2">の表示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12"/>
        </table:table-row>
        <table:table-row table:style-name="ro2" table:number-rows-repeated="2">
          <table:table-cell table:number-columns-repeated="33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15"/>
          <table:table-cell>
            <draw:polyline draw:z-index="26" draw:name="4点付きの多折線 3" draw:style-name="gr13" draw:text-style-name="P11" svg:width="14.924cm" svg:height="3.869cm" svg:x="0.026cm" svg:y="0.205cm" svg:viewBox="0 0 14925 3870" draw:points="12522,3844 14899,3870 14925,1 0,0">
              <text:p/>
            </draw:polyline>
          </table:table-cell>
          <table:table-cell table:number-columns-repeated="17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33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13"/>
          <table:table-cell>
            <draw:line draw:z-index="14" draw:name="垂直線 3" draw:style-name="gr10" draw:text-style-name="P8" svg:x1="-0.002cm" svg:y1="0.421cm" svg:x2="-0.002cm" svg:y2="2.421cm">
              <text:p/>
            </draw:line>
          </table:table-cell>
          <table:table-cell table:number-columns-repeated="19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33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8"/>
          <table:table-cell table:style-name="Default"/>
          <table:table-cell table:number-columns-repeated="24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5"/>
          <table:table-cell>
            <draw:line draw:z-index="23" draw:name="垂直線 7" draw:style-name="gr10" draw:text-style-name="P8" svg:x1="0.524cm" svg:y1="0.012cm" svg:x2="0.524cm" svg:y2="1.012cm">
              <text:p/>
            </draw:line>
          </table:table-cell>
          <table:table-cell table:number-columns-repeated="13"/>
          <table:table-cell>
            <draw:line draw:z-index="24" draw:name="垂直線 8" draw:style-name="gr10" draw:text-style-name="P8" svg:x1="0.755cm" svg:y1="0.064cm" svg:x2="0.755cm" svg:y2="1.064cm">
              <text:p/>
            </draw:line>
          </table:table-cell>
          <table:table-cell table:number-columns-repeated="5"/>
          <table:table-cell>
            <draw:line draw:z-index="28" draw:name="垂直線 10" draw:style-name="gr10" draw:text-style-name="P8" svg:x1="0.512cm" svg:y1="0cm" svg:x2="0.512cm" svg:y2="1cm">
              <text:p/>
            </draw:line>
          </table:table-cell>
          <table:table-cell table:number-columns-repeated="7"/>
          <table:table-cell table:style-name="Default" table:number-columns-repeated="14"/>
          <table:table-cell table:number-columns-repeated="977"/>
        </table:table-row>
        <table:table-row table:style-name="ro2">
          <table:table-cell table:number-columns-repeated="3"/>
          <table:table-cell>
            <draw:custom-shape draw:z-index="13" draw:name="シェイプ 4" draw:style-name="gr15" draw:text-style-name="P12" svg:width="4cm" svg:height="1cm" svg:x="0.5cm" svg:y="0.474cm">
              <text:p text:style-name="P2"/>
              <text:p text:style-name="P2">戻るボタン</text:p>
              <text:p text:style-name="P2"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9"/>
          <table:table-cell>
            <draw:custom-shape draw:z-index="15" draw:name="シェイプ 32" draw:style-name="gr16" draw:text-style-name="P12" svg:width="4cm" svg:height="1.064cm" svg:x="0.574cm" svg:y="0.448cm">
              <text:p text:style-name="P2">クリアボタン</text:p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18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10"/>
          <table:table-cell>
            <draw:custom-shape draw:z-index="20" draw:name="シェイプ 2" draw:style-name="gr16" draw:text-style-name="P12" svg:width="4cm" svg:height="1.064cm" svg:x="0.898cm" svg:y="0cm">
              <text:p text:style-name="P2">登録ボタン</text:p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/>
          <table:table-cell table:style-name="Default"/>
          <table:table-cell table:number-columns-repeated="4"/>
          <table:table-cell>
            <draw:custom-shape draw:z-index="27" draw:name="シェイプ 3" draw:style-name="gr16" draw:text-style-name="P12" svg:width="4cm" svg:height="1.064cm" svg:x="0.514cm" svg:y="0.077cm">
              <text:p text:style-name="P2">削除ボタン</text:p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4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5"/>
          <table:table-cell table:style-name="ce26"/>
          <table:table-cell table:number-columns-repeated="36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12"/>
          <table:table-cell>
            <draw:line draw:z-index="17" draw:name="垂直線 4" draw:style-name="gr10" draw:text-style-name="P8" svg:x1="0.974cm" svg:y1="0.024cm" svg:x2="0.974cm" svg:y2="2.024cm">
              <text:p/>
            </draw:line>
          </table:table-cell>
          <table:table-cell table:number-columns-repeated="6"/>
          <table:table-cell>
            <draw:line draw:z-index="29" draw:name="垂直線 11" draw:style-name="gr10" draw:text-style-name="P8" svg:x1="0.769cm" svg:y1="0.205cm" svg:x2="0.769cm" svg:y2="2.205cm">
              <text:p/>
            </draw:line>
          </table:table-cell>
          <table:table-cell table:number-columns-repeated="22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 table:number-rows-repeated="3">
          <table:table-cell table:number-columns-repeated="42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11"/>
          <table:table-cell>
            <draw:custom-shape draw:z-index="16" draw:name="正方形/長方形 4" draw:style-name="gr14" draw:text-style-name="P10" svg:width="3.976cm" svg:height="2.5cm" svg:x="-0.001cm" svg:y="0.066cm">
              <text:p text:style-name="P2">入力チェック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5"/>
          <table:table-cell>
            <draw:custom-shape draw:z-index="30" draw:name="フローチャート: 判断 5" draw:style-name="gr17" draw:text-style-name="P9" svg:width="5.5cm" svg:height="2.5cm" svg:x="0.026cm" svg:y="0.281cm">
              <text:p text:style-name="P2"><text:span text:style-name="T1">エラーの有無</text:span></text:p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7"/>
          <table:table-cell>
            <draw:custom-shape draw:z-index="31" draw:name="正方形/長方形 5" draw:style-name="gr14" draw:text-style-name="P10" svg:width="3.976cm" svg:height="2.5cm" svg:x="0.179cm" svg:y="0.127cm">
              <text:p text:style-name="P2">エラーメッセージを表示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6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20"/>
          <table:table-cell>
            <draw:connector draw:z-index="32" draw:name="直線矢印コネクタ 4" draw:style-name="gr8" draw:text-style-name="P5" draw:type="line" svg:x1="2.591cm" svg:y1="1.048cm" svg:x2="5.106cm" svg:y2="1.048cm" svg:d="M22594 22469h2515" svg:viewBox="0 0 2516 1">
              <text:p/>
            </draw:connector>
          </table:table-cell>
          <table:table-cell table:number-columns-repeated="21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23"/>
          <table:table-cell office:value-type="string" calcext:value-type="string">
            <text:p>有</text:p>
          </table:table-cell>
          <table:table-cell table:number-columns-repeated="18"/>
          <table:table-cell table:style-name="Default"/>
          <table:table-cell/>
          <table:table-cell table:style-name="Default" table:number-columns-repeated="3"/>
          <table:table-cell table:number-columns-repeated="977"/>
        </table:table-row>
        <table:table-row table:style-name="ro2">
          <table:table-cell table:number-columns-repeated="29"/>
          <table:table-cell>
            <draw:line draw:z-index="33" draw:name="水平線 7" draw:style-name="gr2" draw:text-style-name="P2" svg:x1="0.196cm" svg:y1="0.006cm" svg:x2="0.923cm" svg:y2="0.026cm">
              <text:p/>
            </draw:line>
          </table:table-cell>
          <table:table-cell table:number-columns-repeated="13"/>
          <table:table-cell table:style-name="Default"/>
          <table:table-cell table:number-columns-repeated="980"/>
        </table:table-row>
        <table:table-row table:style-name="ro2">
          <table:table-cell table:number-columns-repeated="45"/>
          <table:table-cell table:style-name="Default"/>
          <table:table-cell table:number-columns-repeated="978"/>
        </table:table-row>
        <table:table-row table:style-name="ro2">
          <table:table-cell table:number-columns-repeated="13"/>
          <table:table-cell>
            <draw:line draw:z-index="18" draw:name="垂直線 5" draw:style-name="gr10" draw:text-style-name="P8" svg:x1="0.025cm" svg:y1="0.151cm" svg:x2="0.025cm" svg:y2="5.535cm">
              <text:p/>
            </draw:line>
          </table:table-cell>
          <table:table-cell table:number-columns-repeated="5"/>
          <table:table-cell>
            <draw:line draw:z-index="34" draw:name="垂直線 13" draw:style-name="gr10" draw:text-style-name="P8" svg:x1="0.798cm" svg:y1="0.358cm" svg:x2="0.798cm" svg:y2="2.358cm">
              <text:p/>
            </draw:line>
          </table:table-cell>
          <table:table-cell table:number-columns-repeated="24"/>
          <table:table-cell table:style-name="Default" table:number-columns-repeated="2"/>
          <table:table-cell table:number-columns-repeated="978"/>
        </table:table-row>
        <table:table-row table:style-name="ro2">
          <table:table-cell table:number-columns-repeated="44"/>
          <table:table-cell table:style-name="Default"/>
          <table:table-cell table:number-columns-repeated="979"/>
        </table:table-row>
        <table:table-row table:style-name="ro2">
          <table:table-cell table:number-columns-repeated="20"/>
          <table:table-cell table:style-name="ce30" office:value-type="string" calcext:value-type="string">
            <text:p>無</text:p>
          </table:table-cell>
          <table:table-cell table:number-columns-repeated="22"/>
          <table:table-cell table:style-name="Default"/>
          <table:table-cell table:number-columns-repeated="980"/>
        </table:table-row>
        <table:table-row table:style-name="ro2">
          <table:table-cell table:number-columns-repeated="43"/>
          <table:table-cell table:style-name="Default"/>
          <table:table-cell table:number-columns-repeated="980"/>
        </table:table-row>
        <table:table-row table:style-name="ro2">
          <table:table-cell table:number-columns-repeated="13"/>
          <table:table-cell table:style-name="Default"/>
          <table:table-cell table:number-columns-repeated="3"/>
          <table:table-cell>
            <draw:custom-shape draw:z-index="35" draw:name="正方形/長方形 6" draw:style-name="gr14" draw:text-style-name="P10" svg:width="3.976cm" svg:height="2.5cm" svg:x="0.872cm" svg:y="0.383cm">
              <text:p text:style-name="P2">削除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5"/>
          <table:table-cell table:style-name="Default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1"/>
          <table:table-cell>
            <draw:line draw:z-index="36" draw:name="水平線 3" draw:style-name="gr2" draw:text-style-name="P2" svg:x1="0.872cm" svg:y1="0.128cm" svg:x2="10.257cm" svg:y2="0.18cm">
              <text:p/>
            </draw:line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>
            <draw:custom-shape draw:z-index="19" draw:name="フローチャート: 判断 2" draw:style-name="gr18" draw:text-style-name="P9" svg:width="5.5cm" svg:height="2.5cm" svg:x="0.258cm" svg:y="0.255cm">
              <text:p text:style-name="P2"><text:span text:style-name="T1">空白</text:span><text:span text:style-name="T2">チェック</text:span><text:span text:style-name="T1">エラーの有無</text:span></text:p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office:value-type="string" calcext:value-type="string">
            <text:p>有</text:p>
          </table:table-cell>
          <table:table-cell table:number-columns-repeated="1006"/>
        </table:table-row>
        <table:table-row table:style-name="ro2">
          <table:table-cell table:number-columns-repeated="15"/>
          <table:table-cell>
            <draw:line draw:z-index="52" draw:name="水平線 4" draw:style-name="gr2" draw:text-style-name="P2" svg:x1="0.77cm" svg:y1="0.051cm" svg:x2="12.386cm" svg:y2="0.026cm">
              <text:p/>
            </draw:line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>
            <draw:line draw:z-index="25" draw:name="垂直線 9" draw:style-name="gr10" draw:text-style-name="P8" svg:x1="0.077cm" svg:y1="0.358cm" svg:x2="0.077cm" svg:y2="3.358cm">
              <text:p/>
            </draw:line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30" office:value-type="string" calcext:value-type="string">
            <text:p>無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>
            <draw:connector draw:z-index="39" draw:name="直線矢印コネクタ 3" draw:style-name="gr19" draw:text-style-name="P5" draw:type="line" svg:x1="2.436cm" svg:y1="3.087cm" svg:x2="2.526cm" svg:y2="11.502cm" svg:d="M27439 35705l90 8415" svg:viewBox="0 0 91 8416">
              <text:p/>
            </draw:connector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>
            <draw:custom-shape draw:z-index="21" draw:name="フローチャート: 判断 4" draw:style-name="gr17" draw:text-style-name="P9" svg:width="5.5cm" svg:height="2.5cm" svg:x="0.333cm" svg:y="0.383cm">
              <text:p text:style-name="P2"><text:span text:style-name="T3">整合性</text:span><text:span text:style-name="T2">チェック</text:span><text:span text:style-name="T1">エラーの有無</text:span></text:p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office:value-type="string" calcext:value-type="string">
            <text:p>有</text:p>
          </table:table-cell>
          <table:table-cell table:number-columns-repeated="1006"/>
        </table:table-row>
        <table:table-row table:style-name="ro2">
          <table:table-cell table:number-columns-repeated="15"/>
          <table:table-cell>
            <draw:line draw:z-index="38" draw:name="水平線 2" draw:style-name="gr2" draw:text-style-name="P2" svg:x1="0.821cm" svg:y1="0.179cm" svg:x2="12.437cm" svg:y2="0.154cm">
              <text:p/>
            </draw:line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>
            <draw:line draw:z-index="40" draw:name="垂直線 6" draw:style-name="gr10" draw:text-style-name="P8" svg:x1="0.103cm" svg:y1="0.461cm" svg:x2="0.103cm" svg:y2="2.461cm">
              <text:p/>
            </draw:line>
          </table:table-cell>
          <table:table-cell table:number-columns-repeated="5"/>
          <table:table-cell>
            <draw:custom-shape draw:z-index="44" draw:name="シェイプ 22" draw:style-name="gr20" draw:text-style-name="P14" svg:width="2.5cm" svg:height="2.5cm" svg:x="0.899cm" svg:y="0.408cm">
              <text:p text:style-name="P13"><text:span text:style-name="T4">所属マスタ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30" office:value-type="string" calcext:value-type="string">
            <text:p>無</text:p>
          </table:table-cell>
          <table:table-cell table:number-columns-repeated="1010"/>
        </table:table-row>
        <table:table-row table:style-name="ro2">
          <table:table-cell table:number-columns-repeated="18"/>
          <table:table-cell>
            <draw:polyline draw:z-index="46" draw:name="4点付きの多折線 4" draw:style-name="gr21" draw:text-style-name="P11" svg:width="0.999cm" svg:height="4cm" draw:transform="rotate (-3.14159265358979) translate (1.898cm 4.463cm)" svg:viewBox="0 0 1000 4001" draw:points="3,4001 1000,4001 1000,0 0,0">
              <text:p/>
            </draw:polyline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>
            <draw:custom-shape draw:z-index="41" draw:name="正方形/長方形 8" draw:style-name="gr14" draw:text-style-name="P10" svg:width="3.976cm" svg:height="2.5cm" svg:x="0.129cm" svg:y="0.049cm">
              <text:p text:style-name="P2">登録処理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5"/>
          <table:table-cell>
            <draw:line draw:z-index="47" draw:name="水平線 5" draw:style-name="gr22" draw:text-style-name="P11" svg:x1="0.052cm" svg:y1="0.256cm" svg:x2="3.95cm" svg:y2="0.282cm">
              <text:p/>
            </draw:line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>
            <draw:custom-shape draw:z-index="45" draw:name="シェイプ 5" draw:style-name="gr20" draw:text-style-name="P14" svg:width="2.5cm" svg:height="2.5cm" svg:x="0.923cm" svg:y="-0.002cm">
              <text:p text:style-name="P13"><text:span text:style-name="T4">ユーザ情報マスタ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table:table-cell>
          <table:table-cell table:number-columns-repeated="1004"/>
        </table:table-row>
        <table:table-row table:style-name="ro2">
          <table:table-cell table:number-columns-repeated="13"/>
          <table:table-cell>
            <draw:line draw:z-index="42" draw:name="垂直線 14" draw:style-name="gr10" draw:text-style-name="P8" svg:x1="0.051cm" svg:y1="0.076cm" svg:x2="0.051cm" svg:y2="2.69cm">
              <text:p/>
            </draw:line>
          </table:table-cell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"/>
          <table:table-cell>
            <draw:custom-shape draw:z-index="43" draw:name="フローチャート: 判断 6" draw:style-name="gr17" draw:text-style-name="P9" svg:width="5.5cm" svg:height="2.5cm" svg:x="0.334cm" svg:y="0.256cm">
              <text:p text:style-name="P2"><text:span text:style-name="T3">登録処理</text:span></text:p>
              <text:p text:style-name="P2"><text:span text:style-name="T1">エラーの有無</text:span></text:p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8"/>
          <table:table-cell>
            <draw:custom-shape draw:z-index="49" draw:name="正方形/長方形 9" draw:style-name="gr14" draw:text-style-name="P10" svg:width="3.976cm" svg:height="2.5cm" svg:x="0.361cm" svg:y="0.384cm">
              <text:p text:style-name="P2">ロールバック処理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5"/>
          <table:table-cell>
            <draw:custom-shape draw:z-index="37" draw:name="正方形/長方形 7" draw:style-name="gr14" draw:text-style-name="P10" svg:width="3.976cm" svg:height="2.5cm" svg:x="0.538cm" svg:y="0.305cm">
              <text:p text:style-name="P2">エラーメッセージを表示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998"/>
        </table:table-row>
        <table:table-row table:style-name="ro2">
          <table:table-cell table:number-columns-repeated="20"/>
          <table:table-cell>
            <draw:connector draw:z-index="55" draw:name="直線矢印コネクタ 5" draw:style-name="gr8" draw:text-style-name="P5" draw:type="line" svg:x1="3.386cm" svg:y1="1.074cm" svg:x2="5.538cm" svg:y2="1.068cm" svg:d="M23389 45376l2152-6" svg:viewBox="0 0 2153 7">
              <text:p/>
            </draw:connector>
          </table:table-cell>
          <table:table-cell table:number-columns-repeated="1003"/>
        </table:table-row>
        <table:table-row table:style-name="ro2">
          <table:table-cell table:number-columns-repeated="17"/>
          <table:table-cell office:value-type="string" calcext:value-type="string">
            <text:p>有</text:p>
          </table:table-cell>
          <table:table-cell table:number-columns-repeated="1006"/>
        </table:table-row>
        <table:table-row table:style-name="ro2">
          <table:table-cell table:number-columns-repeated="15"/>
          <table:table-cell>
            <draw:line draw:z-index="48" draw:name="水平線 8" draw:style-name="gr23" draw:text-style-name="P2" svg:x1="0.872cm" svg:y1="0.077cm" svg:x2="4.334cm" svg:y2="0.103cm">
              <text:p/>
            </draw:line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>
            <draw:line draw:z-index="50" draw:name="垂直線 15" draw:style-name="gr10" draw:text-style-name="P8" svg:x1="0.103cm" svg:y1="0.385cm" svg:x2="0.103cm" svg:y2="2.385cm">
              <text:p/>
            </draw:line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ce30" office:value-type="string" calcext:value-type="string">
            <text:p>無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style-name="Default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>
            <draw:custom-shape draw:z-index="58" draw:name="四角形: 角を丸くする 2" draw:style-name="gr9" draw:text-style-name="P7" svg:width="4cm" svg:height="2cm" svg:x="0.179cm" svg:y="0.025cm">
              <text:p text:style-name="P6">終了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1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2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2">
      <number:text-content/>
      <style:map style:condition="value()&lt;=1.7976931348623157E+308" style:apply-style-name="N112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Triangle" svg:viewBox="0 0 1013 1130" svg:d="M1009 1050l-449-1008-22-30-29-12-34 12-21 26-449 1012-5 13v8l5 21 12 21 17 13 21 4h903l21-4 21-13 9-21 4-21v-8z"/>
    <draw:marker draw:name="a87" svg:viewBox="0 0 20 30" svg:d="M10 0l-10 30h20z"/>
    <draw:marker draw:name="線の終点_20_1" draw:display-name="線の終点 1" svg:viewBox="0 0 20 30" svg:d="M10 0l-10 30h20z"/>
    <draw:marker draw:name="線の終点_20_2" draw:display-name="線の終点 2" svg:viewBox="0 0 20 20" svg:d="M0 20l10-20 10 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.7cm" fo:margin-left="1cm" fo:margin-right="1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00/00/00</text:date>, <text:time style:data-style-name="N2" text:time-value="10:01:20.36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SKTOP-KI0001</meta:initial-creator>
    <meta:creation-date>2021-12-03T07:17:20Z</meta:creation-date>
    <dc:date>2024-06-20T14:35:31.965000000</dc:date>
    <meta:editing-duration>PT7H1M54S</meta:editing-duration>
    <meta:editing-cycles>63</meta:editing-cycles>
    <meta:document-statistic meta:table-count="3" meta:cell-count="49" meta:object-count="61"/>
  </office:meta>
</office:document-meta>
</file>